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, Helvetica, san-serif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text-properties style:font-name="Arial1" fo:font-size="10pt"/>
    </style:style>
    <style:style style:name="P2" style:family="paragraph" style:parent-style-name="Text_20_body" style:list-style-name="L1">
      <style:paragraph-properties fo:margin-top="0in" fo:margin-bottom="0in"/>
      <style:text-properties style:font-name="Arial1" fo:font-size="10pt"/>
    </style:style>
    <style:style style:name="P3" style:family="paragraph" style:parent-style-name="Text_20_body">
      <style:text-properties style:font-name="Arial1" fo:font-size="10pt" fo:font-weight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Vendor agreements</text:h>
      <text:list text:style-name="L1">
        <text:list-header>
          <text:p text:style-name="P1">There is two types of vendor agreements:</text:p>
          <text:list>
            <text:list-item>
              <text:p text:style-name="P2">Service agreement - which is actions to perform at locations or equipment</text:p>
            </text:list-item>
            <text:list-item>
              <text:p text:style-name="P2">Pricebook pr type of work or item to deliver. </text:p>
            </text:list-item>
          </text:list>
          <text:p text:style-name="P1">All elements in the agreements is subject to price indexing (with history) over the agreement period. </text:p>
          <text:p text:style-name="P1">The agreements supervisor is alerted by a user-configurable alarm (email triggered by async) when it is time to evaluate the agreement for termination or renewal.</text:p>
        </text:list-header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, Helvetica, san-serif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Sigurd Nes</meta:initial-creator>
    <meta:creation-date>2007-03-06T13:23:02</meta:creation-date>
    <dc:creator>Sigurd Nes</dc:creator>
    <dc:date>2007-03-06T13:31:03</dc:date>
    <dc:language>en-US</dc:language>
    <meta:editing-cycles>3</meta:editing-cycles>
    <meta:editing-duration>PT8M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71" meta:character-count="440"/>
  </office:meta>
</office:document-meta>
</file>